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293cm" style:rel-column-width="12694*"/>
    </style:style>
    <style:style style:name="Tabla3.B" style:family="table-column">
      <style:table-column-properties style:column-width="13.707cm" style:rel-column-width="52841*"/>
    </style:style>
    <style:style style:name="Tabla3.A1" style:family="table-cell">
      <style:table-cell-properties style:writing-mode="page"/>
    </style:style>
    <style:style style:name="P1" style:family="paragraph" style:parent-style-name="Header">
      <style:text-properties officeooo:paragraph-rsid="001e674c"/>
    </style:style>
    <style:style style:name="P2" style:family="paragraph" style:parent-style-name="Standard">
      <style:text-properties fo:language="en" fo:country="GB" officeooo:rsid="0031db4c" officeooo:paragraph-rsid="0031db4c"/>
    </style:style>
    <style:style style:name="P3" style:family="paragraph" style:parent-style-name="Standard">
      <style:text-properties fo:language="en" fo:country="GB" fo:font-weight="normal" officeooo:rsid="00519068" officeooo:paragraph-rsid="00519068" style:font-weight-asian="normal" style:font-weight-complex="normal"/>
    </style:style>
    <style:style style:name="P4" style:family="paragraph" style:parent-style-name="Standard">
      <style:text-properties fo:language="en" fo:country="GB" fo:font-weight="normal" officeooo:rsid="00519068" officeooo:paragraph-rsid="004cee9c" style:font-weight-asian="normal" style:font-weight-complex="normal"/>
    </style:style>
    <style:style style:name="P5" style:family="paragraph" style:parent-style-name="Standard">
      <style:text-properties fo:language="en" fo:country="GB" fo:font-weight="normal" officeooo:rsid="00490478" officeooo:paragraph-rsid="00490478" style:font-weight-asian="normal" style:font-weight-complex="normal"/>
    </style:style>
    <style:style style:name="P6" style:family="paragraph" style:parent-style-name="Standard">
      <style:text-properties fo:language="en" fo:country="GB" fo:font-weight="normal" officeooo:rsid="0063ac6b" officeooo:paragraph-rsid="0063ac6b" style:font-weight-asian="normal" style:font-weight-complex="normal"/>
    </style:style>
    <style:style style:name="P7" style:family="paragraph" style:parent-style-name="Standard">
      <style:text-properties fo:language="en" fo:country="GB" fo:font-weight="normal" officeooo:rsid="00645261" officeooo:paragraph-rsid="00645261" style:font-weight-asian="normal" style:font-weight-complex="normal"/>
    </style:style>
    <style:style style:name="P8" style:family="paragraph" style:parent-style-name="Standard">
      <style:text-properties fo:language="en" fo:country="GB" fo:font-weight="normal" officeooo:rsid="00649f10" officeooo:paragraph-rsid="00649f10" style:font-weight-asian="normal" style:font-weight-complex="normal"/>
    </style:style>
    <style:style style:name="P9" style:family="paragraph" style:parent-style-name="Standard">
      <style:text-properties fo:language="en" fo:country="GB" fo:font-weight="normal" officeooo:rsid="0065ae2f" officeooo:paragraph-rsid="0065ae2f" style:font-weight-asian="normal" style:font-weight-complex="normal"/>
    </style:style>
    <style:style style:name="P10" style:family="paragraph" style:parent-style-name="Standard">
      <style:text-properties fo:language="en" fo:country="GB" fo:font-weight="normal" officeooo:rsid="0065ae2f" officeooo:paragraph-rsid="006695da" style:font-weight-asian="normal" style:font-weight-complex="normal"/>
    </style:style>
    <style:style style:name="P11" style:family="paragraph" style:parent-style-name="Standard">
      <style:text-properties fo:language="en" fo:country="GB" fo:font-weight="normal" officeooo:rsid="0065ae2f" officeooo:paragraph-rsid="00743dac" style:font-weight-asian="normal" style:font-weight-complex="normal"/>
    </style:style>
    <style:style style:name="P12" style:family="paragraph" style:parent-style-name="Standard">
      <style:text-properties fo:language="en" fo:country="GB" fo:font-weight="normal" officeooo:rsid="0065ae2f" officeooo:paragraph-rsid="007648d4" style:font-weight-asian="normal" style:font-weight-complex="normal"/>
    </style:style>
    <style:style style:name="P13" style:family="paragraph" style:parent-style-name="Standard">
      <style:text-properties fo:language="en" fo:country="GB" fo:font-weight="normal" officeooo:rsid="0065ae2f" officeooo:paragraph-rsid="0077a133" style:font-weight-asian="normal" style:font-weight-complex="normal"/>
    </style:style>
    <style:style style:name="P14" style:family="paragraph" style:parent-style-name="Standard">
      <style:text-properties fo:language="en" fo:country="GB" fo:font-weight="normal" officeooo:rsid="006695da" officeooo:paragraph-rsid="006695da" style:font-weight-asian="normal" style:font-weight-complex="normal"/>
    </style:style>
    <style:style style:name="P15" style:family="paragraph" style:parent-style-name="Standard">
      <style:text-properties fo:language="en" fo:country="GB" fo:font-weight="normal" officeooo:rsid="006695da" officeooo:paragraph-rsid="00743dac" style:font-weight-asian="normal" style:font-weight-complex="normal"/>
    </style:style>
    <style:style style:name="P16" style:family="paragraph" style:parent-style-name="Standard">
      <style:text-properties fo:language="en" fo:country="GB" fo:font-weight="normal" officeooo:rsid="006695da" officeooo:paragraph-rsid="007648d4" style:font-weight-asian="normal" style:font-weight-complex="normal"/>
    </style:style>
    <style:style style:name="P17" style:family="paragraph" style:parent-style-name="Standard">
      <style:text-properties fo:language="en" fo:country="GB" fo:font-weight="normal" officeooo:rsid="006d0760" officeooo:paragraph-rsid="006d0760" style:font-weight-asian="normal" style:font-weight-complex="normal"/>
    </style:style>
    <style:style style:name="P18" style:family="paragraph" style:parent-style-name="Standard">
      <style:text-properties fo:language="en" fo:country="GB" fo:font-weight="normal" officeooo:rsid="006d5366" officeooo:paragraph-rsid="006d5366" style:font-weight-asian="normal" style:font-weight-complex="normal"/>
    </style:style>
    <style:style style:name="P19" style:family="paragraph" style:parent-style-name="Standard">
      <style:text-properties fo:language="en" fo:country="GB" fo:font-weight="normal" officeooo:rsid="006d6f26" officeooo:paragraph-rsid="006d6f26" style:font-weight-asian="normal" style:font-weight-complex="normal"/>
    </style:style>
    <style:style style:name="P20" style:family="paragraph" style:parent-style-name="Standard">
      <style:text-properties fo:language="en" fo:country="GB" fo:font-weight="normal" officeooo:rsid="006e6c79" officeooo:paragraph-rsid="006e6c79" style:font-weight-asian="normal" style:font-weight-complex="normal"/>
    </style:style>
    <style:style style:name="P21" style:family="paragraph" style:parent-style-name="Standard">
      <style:text-properties fo:language="en" fo:country="GB" fo:font-weight="normal" officeooo:rsid="006ec7c8" officeooo:paragraph-rsid="006ec7c8" style:font-weight-asian="normal" style:font-weight-complex="normal"/>
    </style:style>
    <style:style style:name="P22" style:family="paragraph" style:parent-style-name="Standard">
      <style:text-properties fo:language="en" fo:country="GB" fo:font-weight="normal" officeooo:rsid="00666ea6" officeooo:paragraph-rsid="006695da" style:font-weight-asian="normal" style:font-weight-complex="normal"/>
    </style:style>
    <style:style style:name="P23" style:family="paragraph" style:parent-style-name="Standard">
      <style:text-properties fo:language="en" fo:country="GB" fo:font-weight="normal" officeooo:rsid="00743dac" officeooo:paragraph-rsid="00743dac" style:font-weight-asian="normal" style:font-weight-complex="normal"/>
    </style:style>
    <style:style style:name="P24" style:family="paragraph" style:parent-style-name="Standard">
      <style:text-properties fo:language="en" fo:country="GB" fo:font-weight="normal" officeooo:rsid="00743dac" officeooo:paragraph-rsid="007648d4" style:font-weight-asian="normal" style:font-weight-complex="normal"/>
    </style:style>
    <style:style style:name="P25" style:family="paragraph" style:parent-style-name="Standard">
      <style:text-properties fo:language="en" fo:country="GB" fo:font-weight="normal" officeooo:rsid="007648d4" officeooo:paragraph-rsid="007648d4" style:font-weight-asian="normal" style:font-weight-complex="normal"/>
    </style:style>
    <style:style style:name="P26" style:family="paragraph" style:parent-style-name="Standard">
      <style:text-properties fo:language="en" fo:country="GB" fo:font-weight="normal" officeooo:rsid="007844e6" officeooo:paragraph-rsid="007844e6" style:font-weight-asian="normal" style:font-weight-complex="normal"/>
    </style:style>
    <style:style style:name="P27" style:family="paragraph" style:parent-style-name="Standard">
      <style:text-properties fo:language="en" fo:country="GB" fo:font-weight="normal" officeooo:rsid="0077a133" officeooo:paragraph-rsid="0077a133" style:font-weight-asian="normal" style:font-weight-complex="normal"/>
    </style:style>
    <style:style style:name="P28" style:family="paragraph" style:parent-style-name="Standard">
      <style:text-properties fo:language="en" fo:country="GB" fo:font-weight="normal" officeooo:rsid="00649f10" officeooo:paragraph-rsid="00649f10" fo:background-color="#ffff00" style:font-weight-asian="normal" style:font-weight-complex="normal"/>
    </style:style>
    <style:style style:name="P29" style:family="paragraph" style:parent-style-name="Standard">
      <style:text-properties fo:language="en" fo:country="GB" fo:font-weight="normal" officeooo:rsid="00649f10" officeooo:paragraph-rsid="00743dac" fo:background-color="#ffff00" style:font-weight-asian="normal" style:font-weight-complex="normal"/>
    </style:style>
    <style:style style:name="P30" style:family="paragraph" style:parent-style-name="Standard">
      <style:text-properties fo:language="en" fo:country="GB" officeooo:rsid="00428159" officeooo:paragraph-rsid="005bbc59"/>
    </style:style>
    <style:style style:name="P31" style:family="paragraph" style:parent-style-name="Standard">
      <style:text-properties fo:language="en" fo:country="GB" officeooo:rsid="00428159" officeooo:paragraph-rsid="001fe4e1"/>
    </style:style>
    <style:style style:name="P32" style:family="paragraph" style:parent-style-name="Standard">
      <style:text-properties fo:language="en" fo:country="GB" officeooo:rsid="001fe4e1" officeooo:paragraph-rsid="005d80e9"/>
    </style:style>
    <style:style style:name="P33" style:family="paragraph" style:parent-style-name="Standard">
      <style:text-properties fo:language="en" fo:country="GB" officeooo:rsid="001fe4e1" officeooo:paragraph-rsid="00602bfc"/>
    </style:style>
    <style:style style:name="P34" style:family="paragraph" style:parent-style-name="Standard">
      <style:text-properties fo:language="en" fo:country="GB" officeooo:rsid="0060b35b" officeooo:paragraph-rsid="0060b35b"/>
    </style:style>
    <style:style style:name="P35" style:family="paragraph" style:parent-style-name="Standard">
      <style:text-properties fo:language="en" fo:country="GB" officeooo:rsid="0061c5df" officeooo:paragraph-rsid="0061c5df"/>
    </style:style>
    <style:style style:name="P36" style:family="paragraph" style:parent-style-name="Standard">
      <style:text-properties fo:language="en" fo:country="GB" fo:font-weight="bold" officeooo:rsid="00645261" officeooo:paragraph-rsid="00645261" style:font-weight-asian="bold" style:font-weight-complex="bold"/>
    </style:style>
    <style:style style:name="P37" style:family="paragraph" style:parent-style-name="Standard">
      <style:text-properties fo:language="en" fo:country="GB" fo:font-weight="bold" officeooo:rsid="007844e6" officeooo:paragraph-rsid="007844e6" style:font-weight-asian="bold" style:font-weight-complex="bold"/>
    </style:style>
    <style:style style:name="P38" style:family="paragraph" style:parent-style-name="Standard">
      <style:text-properties fo:language="en" fo:country="GB" officeooo:rsid="005b58f3" officeooo:paragraph-rsid="005bbc59"/>
    </style:style>
    <style:style style:name="P39" style:family="paragraph" style:parent-style-name="Standard">
      <style:text-properties officeooo:rsid="0061c5df" officeooo:paragraph-rsid="0061c5df"/>
    </style:style>
    <style:style style:name="P40" style:family="paragraph" style:parent-style-name="Standard">
      <style:text-properties officeooo:paragraph-rsid="00649f10"/>
    </style:style>
    <style:style style:name="P41" style:family="paragraph" style:parent-style-name="Standard">
      <style:text-properties fo:font-size="18pt" fo:language="en" fo:country="GB" fo:font-weight="bold" officeooo:rsid="0065ae2f" officeooo:paragraph-rsid="0065ae2f" style:font-size-asian="18pt" style:font-weight-asian="bold" style:font-size-complex="18pt" style:font-weight-complex="bold"/>
    </style:style>
    <style:style style:name="P42" style:family="paragraph" style:parent-style-name="Standard">
      <style:text-properties officeooo:paragraph-rsid="00743dac"/>
    </style:style>
    <style:style style:name="P43" style:family="paragraph" style:parent-style-name="Standard">
      <style:text-properties officeooo:paragraph-rsid="007648d4"/>
    </style:style>
    <style:style style:name="P44" style:family="paragraph" style:parent-style-name="Standard">
      <style:text-properties officeooo:rsid="0077a133" officeooo:paragraph-rsid="0077a133"/>
    </style:style>
    <style:style style:name="P45" style:family="paragraph" style:parent-style-name="Standard">
      <style:paragraph-properties fo:break-before="page"/>
      <style:text-properties fo:font-size="20pt" fo:language="en" fo:country="GB" fo:font-weight="bold" officeooo:rsid="004cee9c" officeooo:paragraph-rsid="004cee9c" style:font-size-asian="17.5pt" style:font-weight-asian="bold" style:font-size-complex="20pt" style:font-weight-complex="bold"/>
    </style:style>
    <style:style style:name="P46" style:family="paragraph" style:parent-style-name="Standard">
      <style:paragraph-properties fo:break-before="page"/>
      <style:text-properties fo:language="en" fo:country="GB" fo:font-weight="normal" officeooo:rsid="006d0760" officeooo:paragraph-rsid="006d0760" style:font-weight-asian="normal" style:font-weight-complex="normal"/>
    </style:style>
    <style:style style:name="P47" style:family="paragraph" style:parent-style-name="Table_20_Contents">
      <style:text-properties officeooo:rsid="005bbc59" officeooo:paragraph-rsid="005bbc59"/>
    </style:style>
    <style:style style:name="P48" style:family="paragraph" style:parent-style-name="Table_20_Contents">
      <style:paragraph-properties fo:text-align="center" style:justify-single-word="false"/>
      <style:text-properties officeooo:rsid="005bbc59" officeooo:paragraph-rsid="005bbc59"/>
    </style:style>
    <style:style style:name="P49" style:family="paragraph" style:parent-style-name="Table_20_Contents">
      <style:paragraph-properties fo:text-align="center" style:justify-single-word="false"/>
      <style:text-properties officeooo:rsid="005eae6e" officeooo:paragraph-rsid="005eae6e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5eae6e" officeooo:paragraph-rsid="005eae6e" style:font-weight-asian="bold" style:font-weight-complex="bold"/>
    </style:style>
    <style:style style:name="P51" style:family="paragraph" style:parent-style-name="Standard">
      <style:text-properties fo:language="en" fo:country="GB" officeooo:rsid="001fe4e1" officeooo:paragraph-rsid="001fe4e1"/>
    </style:style>
    <style:style style:name="T1" style:family="text">
      <style:text-properties officeooo:rsid="001fe4e1"/>
    </style:style>
    <style:style style:name="T2" style:family="text">
      <style:text-properties officeooo:rsid="001e674c"/>
    </style:style>
    <style:style style:name="T3" style:family="text">
      <style:text-properties officeooo:rsid="005562de"/>
    </style:style>
    <style:style style:name="T4" style:family="text">
      <style:text-properties officeooo:rsid="0030177c"/>
    </style:style>
    <style:style style:name="T5" style:family="text">
      <style:text-properties officeooo:rsid="00565ed8"/>
    </style:style>
    <style:style style:name="T6" style:family="text">
      <style:text-properties officeooo:rsid="00596c5e"/>
    </style:style>
    <style:style style:name="T7" style:family="text">
      <style:text-properties officeooo:rsid="005d80e9"/>
    </style:style>
    <style:style style:name="T8" style:family="text">
      <style:text-properties officeooo:rsid="00602bfc"/>
    </style:style>
    <style:style style:name="T9" style:family="text">
      <style:text-properties officeooo:rsid="0061c5df"/>
    </style:style>
    <style:style style:name="T10" style:family="text">
      <style:text-properties fo:language="en" fo:country="GB"/>
    </style:style>
    <style:style style:name="T11" style:family="text">
      <style:text-properties fo:language="en" fo:country="GB" officeooo:rsid="0061c5df"/>
    </style:style>
    <style:style style:name="T12" style:family="text">
      <style:text-properties fo:language="en" fo:country="GB" fo:font-weight="normal" style:font-weight-asian="normal" style:font-weight-complex="normal"/>
    </style:style>
    <style:style style:name="T13" style:family="text">
      <style:text-properties fo:language="en" fo:country="GB" fo:font-weight="normal" officeooo:rsid="0065ae2f" style:font-weight-asian="normal" style:font-weight-complex="normal"/>
    </style:style>
    <style:style style:name="T14" style:family="text">
      <style:text-properties fo:language="en" fo:country="GB" fo:font-weight="normal" officeooo:rsid="00743dac" style:font-weight-asian="normal" style:font-weight-complex="normal"/>
    </style:style>
    <style:style style:name="T15" style:family="text">
      <style:text-properties fo:language="en" fo:country="GB" fo:font-weight="normal" officeooo:rsid="00666ea6" style:font-weight-asian="normal" style:font-weight-complex="normal"/>
    </style:style>
    <style:style style:name="T16" style:family="text">
      <style:text-properties officeooo:rsid="0063ac6b"/>
    </style:style>
    <style:style style:name="T17" style:family="text">
      <style:text-properties officeooo:rsid="00645261"/>
    </style:style>
    <style:style style:name="T18" style:family="text">
      <style:text-properties fo:font-size="20pt" fo:language="en" fo:country="GB" fo:font-weight="bold" officeooo:rsid="004cee9c" style:font-size-asian="17.5pt" style:font-weight-asian="bold" style:font-size-complex="20pt" style:font-weight-complex="bold"/>
    </style:style>
    <style:style style:name="T19" style:family="text">
      <style:text-properties fo:font-size="20pt" fo:language="en" fo:country="GB" fo:font-weight="bold" officeooo:rsid="00649f10" style:font-size-asian="17.5pt" style:font-weight-asian="bold" style:font-size-complex="20pt" style:font-weight-complex="bold"/>
    </style:style>
    <style:style style:name="T20" style:family="text">
      <style:text-properties officeooo:rsid="00666ea6"/>
    </style:style>
    <style:style style:name="T21" style:family="text">
      <style:text-properties officeooo:rsid="006695da"/>
    </style:style>
    <style:style style:name="T22" style:family="text">
      <style:text-properties officeooo:rsid="0067ef6a"/>
    </style:style>
    <style:style style:name="T23" style:family="text">
      <style:text-properties officeooo:rsid="0069e215"/>
    </style:style>
    <style:style style:name="T24" style:family="text">
      <style:text-properties officeooo:rsid="006b41f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74c743" style:font-weight-asian="bold" style:font-weight-complex="bold"/>
    </style:style>
    <style:style style:name="T27" style:family="text">
      <style:text-properties fo:font-weight="bold" officeooo:rsid="0074f8f3" style:font-weight-asian="bold" style:font-weight-complex="bold"/>
    </style:style>
    <style:style style:name="T28" style:family="text">
      <style:text-properties fo:font-weight="bold" officeooo:rsid="0076b44f" style:font-weight-asian="bold" style:font-weight-complex="bold"/>
    </style:style>
    <style:style style:name="T29" style:family="text">
      <style:text-properties fo:background-color="#e8f2a1" loext:char-shading-value="0"/>
    </style:style>
    <style:style style:name="T30" style:family="text">
      <style:text-properties officeooo:rsid="006d6f26"/>
    </style:style>
    <style:style style:name="T31" style:family="text">
      <style:text-properties officeooo:rsid="006fa478"/>
    </style:style>
    <style:style style:name="T32" style:family="text">
      <style:text-properties officeooo:rsid="0072c359"/>
    </style:style>
    <style:style style:name="T33" style:family="text">
      <style:text-properties officeooo:rsid="00743dac"/>
    </style:style>
    <style:style style:name="T34" style:family="text">
      <style:text-properties fo:font-size="18pt" fo:language="en" fo:country="GB" fo:font-weight="bold" officeooo:rsid="00743dac" style:font-size-asian="18pt" style:font-weight-asian="bold" style:font-size-complex="18pt" style:font-weight-complex="bold"/>
    </style:style>
    <style:style style:name="T35" style:family="text">
      <style:text-properties fo:font-size="18pt" fo:language="en" fo:country="GB" fo:font-weight="bold" officeooo:rsid="0065ae2f" style:font-size-asian="18pt" style:font-weight-asian="bold" style:font-size-complex="18pt" style:font-weight-complex="bold"/>
    </style:style>
    <style:style style:name="T36" style:family="text">
      <style:text-properties officeooo:rsid="0074c743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74f8f3"/>
    </style:style>
    <style:style style:name="T39" style:family="text">
      <style:text-properties officeooo:rsid="007648d4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76b44f"/>
    </style:style>
    <style:style style:name="T42" style:family="text">
      <style:text-properties officeooo:rsid="0079dfeb"/>
    </style:style>
    <style:style style:name="T43" style:family="text">
      <style:text-properties officeooo:rsid="007d5e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Act<text:span text:style-name="T5">3</text:span>. P-<text:span text:style-name="T5">4</text:span><text:span text:style-name="T4">6</text:span></text:p>
      <text:p text:style-name="P51"/>
      <text:p text:style-name="P51"/>
      <text:p text:style-name="P45">Grammar: <text:span text:style-name="T16">Comparison</text:span></text:p>
      <text:p text:style-name="P6">1. Silaba</text:p>
      <text:p text:style-name="P5"><text:tab/> <text:span text:style-name="T16">big. One sila</text:span><text:span text:style-name="T42">b</text:span><text:span text:style-name="T16">a. BigGer, doblar la consonante y añadir ER</text:span></text:p>
      <text:p text:style-name="P5"><text:tab/><text:span text:style-name="T16">safe: safer -R</text:span></text:p>
      <text:p text:style-name="P6">2.Silabas</text:p>
      <text:p text:style-name="P6"><text:tab/>Useful:<text:tab/><text:tab/>more useful<text:tab/><text:tab/>the most useful</text:p>
      <text:p text:style-name="P6"><text:tab/>Excepcions:</text:p>
      <text:p text:style-name="P6"><text:tab/>-y:<text:tab/>happy→ happier</text:p>
      <text:p text:style-name="P6"><text:tab/>-le/el:<text:tab/>simple<text:tab/>→ simpleR<text:tab/></text:p>
      <text:p text:style-name="P6"><text:tab/>-ow: <text:tab/>narrow→ narrower</text:p>
      <text:p text:style-name="P6"><text:tab/>-e re: clever → cleverer</text:p>
      <text:p text:style-name="P6">3.silabas</text:p>
      <text:p text:style-name="P6"><text:tab/>expensive:<text:tab/>more expensive<text:tab/><text:tab/>the most expensive</text:p>
      <text:p text:style-name="P6"/>
      <text:p text:style-name="P6">Irregulares:</text:p>
      <text:p text:style-name="P6">-Good / Better / The best</text:p>
      <text:p text:style-name="P6">-Bad / Worse / The worst</text:p>
      <text:p text:style-name="P6">-Much many: more the most</text:p>
      <text:p text:style-name="P4"/>
      <text:p text:style-name="P36">NOTA! ADVERBIOS!</text:p>
      <text:p text:style-name="P7">Los adverbios se ponen con more y than.</text:p>
      <text:p text:style-name="P7">Ejemplo: </text:p>
      <text:p text:style-name="P7"><text:tab/>I eat quickly. → I eat more quickly than….</text:p>
      <text:p text:style-name="P7"/>
      <text:p text:style-name="P3"><text:tab/><text:span text:style-name="T17">Irregulares:</text:span></text:p>
      <text:p text:style-name="P3"><text:tab/><text:span text:style-name="T17">Faster, harder early</text:span></text:p>
      <text:p text:style-name="P3"/>
      <text:p text:style-name="P3"/>
      <text:p text:style-name="P40"><text:span text:style-name="T18">Grammar: </text:span><text:span text:style-name="T19">Modal Verbs</text:span></text:p>
      <text:p text:style-name="P28">En la pagina 134 de llibre els explica.</text:p>
      <text:p text:style-name="P8"/>
      <text:p text:style-name="P41">Future:</text:p>
      <text:p text:style-name="P10">Ability: <text:tab/><text:span text:style-name="T21">Afirmativa: </text:span><text:span text:style-name="T20">Will be able to<text:tab/><text:tab/>NO USAR: can<text:tab/></text:span></text:p>
      <text:p text:style-name="P10"><text:span text:style-name="T20"><text:tab/><text:tab/></text:span><text:span text:style-name="T21">Negativa: </text:span><text:span text:style-name="T20">Won’t be able to. </text:span></text:p>
      <text:p text:style-name="P22"><text:tab/><text:tab/></text:p>
      <text:p text:style-name="P9"/>
      <text:p text:style-name="P9">Possibility: <text:tab/><text:span text:style-name="T21">Afirmativa: </text:span><text:span text:style-name="T20">May, might, could</text:span></text:p>
      <text:p text:style-name="P9"><text:tab/><text:tab/><text:span text:style-name="T21">Negativa: Might not.<text:tab/><text:tab/>NO USAR: could not</text:span></text:p>
      <text:p text:style-name="P9"/>
      <text:p text:style-name="P9">Obligation:<text:tab/><text:span text:style-name="T21">Afirmativa: Will have to</text:span></text:p>
      <text:p text:style-name="P9"><text:tab/><text:tab/><text:span text:style-name="T21">Negativa: Not need to<text:tab/><text:tab/>NO USAR: can’t</text:span></text:p>
      <text:p text:style-name="P9"/>
      <text:p text:style-name="P14">Ex 1 P-135</text:p>
      <text:p text:style-name="P14">1.WE’ll have to go by train (obligation) → <text:tab/><text:tab/><text:span text:style-name="T22">d. Because my car isn’t working</text:span></text:p>
      <text:p text:style-name="P14">2.We could go by train (possibility) → <text:tab/><text:tab/><text:span text:style-name="T23">c. As it is is more relaxing than flying</text:span><text:tab/><text:tab/></text:p>
      <text:p text:style-name="P14">3.We won’t be able to go by train (ability) → <text:tab/><text:span text:style-name="T23">e. because there’s going to be a rail strike.</text:span></text:p>
      <text:p text:style-name="P14">4.We might not go by train (possibility) → <text:tab/><text:tab/><text:span text:style-name="T23">b. If the bus fare is a lot cheaper</text:span></text:p>
      <text:p text:style-name="P14">5. We won’t need to go by train (obligation) → <text:tab/><text:span text:style-name="T24">a. Because Uncles Jim’s going to give us a lift.</text:span></text:p>
      <text:p text:style-name="P46">Ex10 P-49</text:p>
      <text:p text:style-name="P17">1.Will must esta mal.</text:p>
      <text:p text:style-name="P17">2. Es un hecho, <text:span text:style-name="T29">esta correcta.</text:span></text:p>
      <text:p text:style-name="P17">3.Es una obligacion. Lo correcto seria: We <text:span text:style-name="T25">have to</text:span> work faster than…. Etc</text:p>
      <text:p text:style-name="P18">4. Will have to esta mal. Es una abilitat… Will be able to seria lo correcte.</text:p>
      <text:p text:style-name="P18">5. <text:span text:style-name="T30">Will be able to aqui tambien en lugar de can travel. NO USAR can.</text:span></text:p>
      <text:p text:style-name="P19">6.Es una obligacion, entonces seria I will <text:span text:style-name="T25">have to</text:span> drive him….</text:p>
      <text:p text:style-name="P20">7.</text:p>
      <text:p text:style-name="P20">8.</text:p>
      <text:p text:style-name="P20"/>
      <text:p text:style-name="P21">Ex11 P-49</text:p>
      <text:p text:style-name="P21">1.<text:span text:style-name="T31">In five years’ time, I’ll be able to program a videogame.</text:span></text:p>
      <text:p text:style-name="P21">2. <text:span text:style-name="T31">In ten years’ time, </text:span><text:span text:style-name="T32">there will be a vaccine</text:span></text:p>
      <text:p text:style-name="P21">3. <text:span text:style-name="T31">In twenty years’ time, I won’t be able to run as fast as I do now.</text:span></text:p>
      <text:p text:style-name="P21"/>
      <text:p text:style-name="P29">En la pagina 134 de llibre els explica.</text:p>
      <text:p text:style-name="P42"><text:span text:style-name="T34">Past</text:span><text:span text:style-name="T35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>Ability</text:p>
            <text:p text:style-name="P25">or</text:p>
            <text:p text:style-name="P12">Possibility:</text:p>
          </table:table-cell>
          <table:table-cell table:style-name="Tabla3.A1" office:value-type="string">
            <text:p text:style-name="P43"><text:span text:style-name="T14">was/were able to</text:span><text:span text:style-name="T15"><text:tab/><text:tab/></text:span></text:p>
            <text:p text:style-name="P43"><text:span text:style-name="T14">could</text:span><text:span text:style-name="T15"><text:tab/></text:span></text:p>
            <text:p text:style-name="P24">1 action: was/were able to</text:p>
            <text:p text:style-name="P24"/>
            <text:p text:style-name="P24">Couldn’t</text:p>
            <text:p text:style-name="P24">Wasn’t able to</text:p>
          </table:table-cell>
        </table:table-row>
        <table:table-row>
          <table:table-cell table:style-name="Tabla3.A1" office:value-type="string">
            <text:p text:style-name="P12">Obligation:</text:p>
          </table:table-cell>
          <table:table-cell table:style-name="Tabla3.A1" office:value-type="string">
            <text:p text:style-name="P24">Had to</text:p>
            <text:p text:style-name="P24">Didn’t have to</text:p>
          </table:table-cell>
        </table:table-row>
      </table:table>
      <text:p text:style-name="P13"/>
      <text:p text:style-name="P44"><text:span text:style-name="T13">D</text:span><text:span text:style-name="T12">ifficulty</text:span></text:p>
      <text:p text:style-name="P27">managed TO</text:p>
      <text:p text:style-name="P27">Suceeded IN</text:p>
      <text:p text:style-name="P11"/>
      <text:p text:style-name="P11"/>
      <text:p text:style-name="P15">Ex <text:span text:style-name="T33">2</text:span> P-135</text:p>
      <text:p text:style-name="P23">1. <text:span text:style-name="T36">Yes, I </text:span><text:span text:style-name="T26">managed</text:span><text:span text:style-name="T36"> to repair it.</text:span></text:p>
      <text:p text:style-name="P23">2.<text:span text:style-name="T36">No, we </text:span><text:span text:style-name="T26">didn’t have to</text:span><text:span text:style-name="T36"> do much</text:span></text:p>
      <text:p text:style-name="P23">3.<text:span text:style-name="T36">Yes. We </text:span><text:span text:style-name="T26">couldn’t</text:span><text:span text:style-name="T36"> use...</text:span></text:p>
      <text:p text:style-name="P23">4.<text:span text:style-name="T36">Yes. We succed in </text:span><text:span text:style-name="T26">getting</text:span><text:span text:style-name="T36">a refund</text:span></text:p>
      <text:p text:style-name="P23">5.<text:span text:style-name="T36">No. We </text:span><text:span text:style-name="T26">didn’t able to...</text:span></text:p>
      <text:p text:style-name="P23">6.<text:span text:style-name="T36">Yes, but we managed </text:span><text:span text:style-name="T26">to find</text:span><text:span text:style-name="T36"> it</text:span></text:p>
      <text:p text:style-name="P23">7. <text:span text:style-name="T38">(</text:span><text:span text:style-name="T36">1 camara, una accio.</text:span><text:span text:style-name="T38">)</text:span><text:span text:style-name="T36"> I </text:span><text:span text:style-name="T26">was able to</text:span><text:span text:style-name="T36"> to get a replacement.</text:span></text:p>
      <text:p text:style-name="P23">8.<text:span text:style-name="T38">No, we </text:span><text:span text:style-name="T27">could do</text:span><text:span text:style-name="T38"> whatever we liked.</text:span></text:p>
      <text:p text:style-name="P23"/>
      <text:p text:style-name="P16">Ex <text:span text:style-name="T39">3</text:span> P-135</text:p>
      <text:p text:style-name="P25">1.I <text:span text:style-name="T25">couldn’t // wasn’t…</text:span> En negativa encara que siga una unica accio se poden gastar les dos</text:p>
      <text:p text:style-name="P25">2.I was <text:span text:style-name="T25">able to</text:span> sing well…. </text:p>
      <text:p text:style-name="P25">3.</text:p>
      <text:p text:style-name="P25">4.We <text:span text:style-name="T25">were able to</text:span> get tickets….</text:p>
      <text:p text:style-name="P25">5.<text:span text:style-name="T41">I </text:span><text:span text:style-name="T28">had to</text:span><text:span text:style-name="T41"> pay a 20e fine.</text:span></text:p>
      <text:p text:style-name="P25">6.I <text:span text:style-name="T25">succeed</text:span> <text:span text:style-name="T40">in</text:span> borrowing…. (Ese in, hace que solo valga succeed)</text:p>
      <text:p text:style-name="P25"/>
      <text:p text:style-name="P25"/>
      <text:p text:style-name="P26"><text:soft-page-break/>Task:</text:p>
      <text:p text:style-name="P37">When I was 10 years old, I…<text:span text:style-name="T37"> (3 linies o 4 amb nodals del passat.)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e674c"/>
    </style:style>
    <style:style style:name="MT1" style:family="text">
      <style:text-properties officeooo:rsid="001fe4e1"/>
    </style:style>
    <style:style style:name="MT2" style:family="text">
      <style:text-properties officeooo:rsid="001e674c"/>
    </style:style>
    <style:style style:name="MT3" style:family="text">
      <style:text-properties officeooo:rsid="007d5e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dades</text:span><text:span text:style-name="MT2"> Andreu Ingles Tema </text:span><text:span text:style-name="MT3">6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6:00:17.962000000</meta:creation-date>
    <dc:date>2020-11-24T15:32:56.624000000</dc:date>
    <meta:editing-duration>PT9H46M4S</meta:editing-duration>
    <meta:editing-cycles>98</meta:editing-cycles>
    <meta:generator>LibreOffice/7.0.1.2$Windows_X86_64 LibreOffice_project/7cbcfc562f6eb6708b5ff7d7397325de9e764452</meta:generator>
    <meta:document-statistic meta:table-count="1" meta:image-count="0" meta:object-count="0" meta:page-count="4" meta:paragraph-count="88" meta:word-count="506" meta:character-count="2660" meta:non-whitespace-character-count="2193"/>
  </office:meta>
</office:document-meta>
</file>